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family-generic="modern" style:font-pitch="fixed"/>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weight="bold" style:font-weight-asian="bold"/>
    </style:style>
    <style:style style:name="P3" style:family="paragraph" style:parent-style-name="Standard">
      <style:paragraph-properties>
        <style:tab-stops>
          <style:tab-stop style:position="1.6252in"/>
          <style:tab-stop style:position="4.8752in"/>
        </style:tab-stops>
      </style:paragraph-properties>
      <style:text-properties fo:font-weight="bold" style:font-weight-asian="bold"/>
    </style:style>
    <style:style style:name="P4" style:family="paragraph" style:parent-style-name="Standard">
      <style:paragraph-properties>
        <style:tab-stops>
          <style:tab-stop style:position="4.8752in"/>
        </style:tab-stops>
      </style:paragraph-properties>
    </style:style>
    <style:style style:name="P5" style:family="paragraph" style:parent-style-name="Standard" style:list-style-name="WWNum1">
      <style:paragraph-properties>
        <style:tab-stops>
          <style:tab-stop style:position="4.8752in"/>
        </style:tab-stops>
      </style:paragraph-properties>
    </style:style>
    <style:style style:name="P6" style:family="paragraph" style:parent-style-name="Standard">
      <style:paragraph-properties fo:margin-left="0.3752in" fo:margin-right="0in" fo:text-indent="-0.3752in" style:auto-text-indent="false">
        <style:tab-stops>
          <style:tab-stop style:position="4.8752in"/>
        </style:tab-stops>
      </style:paragraph-properties>
    </style:style>
    <style:style style:name="P7" style:family="paragraph" style:parent-style-name="Standard" style:list-style-name="WWNum2">
      <style:paragraph-properties fo:margin-left="0.3752in" fo:margin-right="0in" fo:text-indent="-0.3752in" style:auto-text-indent="false">
        <style:tab-stops>
          <style:tab-stop style:position="4.8752in"/>
        </style:tab-stops>
      </style:paragraph-properties>
    </style:style>
    <style:style style:name="P8" style:family="paragraph" style:parent-style-name="Standard">
      <style:paragraph-properties fo:margin-left="0.3752in" fo:margin-right="0in" fo:text-indent="-0.3752in" style:auto-text-indent="false">
        <style:tab-stops>
          <style:tab-stop style:position="3in"/>
          <style:tab-stop style:position="3.6252in"/>
          <style:tab-stop style:position="4.8752in"/>
        </style:tab-stops>
      </style:paragraph-properties>
    </style:style>
    <style:style style:name="P9" style:family="paragraph" style:parent-style-name="Standard">
      <style:paragraph-properties fo:margin-left="0.3752in" fo:margin-right="0in" fo:text-indent="-0.3752in" style:auto-text-indent="false">
        <style:tab-stops>
          <style:tab-stop style:position="4.8752in"/>
        </style:tab-stops>
      </style:paragraph-properties>
      <style:text-properties fo:font-weight="bold" style:font-weight-asian="bold"/>
    </style:style>
    <style:style style:name="P10" style:family="paragraph" style:parent-style-name="Standard">
      <style:paragraph-properties fo:margin-left="0.3752in" fo:margin-right="0in" fo:text-indent="-0.3752in" style:auto-text-indent="false">
        <style:tab-stops>
          <style:tab-stop style:position="3in"/>
          <style:tab-stop style:position="3.5in"/>
          <style:tab-stop style:position="4.8752in"/>
        </style:tab-stops>
      </style:paragraph-properties>
    </style:style>
    <style:style style:name="P11" style:family="paragraph" style:parent-style-name="Standard">
      <style:paragraph-properties fo:margin-left="0.75in" fo:margin-right="0in" fo:text-indent="-0.3752in" style:auto-text-indent="false">
        <style:tab-stops>
          <style:tab-stop style:position="3in"/>
          <style:tab-stop style:position="3.6252in"/>
          <style:tab-stop style:position="4.8752in"/>
        </style:tab-stops>
      </style:paragraph-properties>
    </style:style>
    <style:style style:name="P12" style:family="paragraph" style:parent-style-name="Standard">
      <style:paragraph-properties fo:margin-left="0.3752in" fo:margin-right="0in" fo:text-indent="0in" style:auto-text-indent="false">
        <style:tab-stops>
          <style:tab-stop style:position="4.8752in"/>
        </style:tab-stops>
      </style:paragraph-properties>
    </style:style>
    <style:style style:name="P13" style:family="paragraph" style:parent-style-name="Standard" style:master-page-name="Standard">
      <style:paragraph-properties fo:text-align="center" style:justify-single-word="false" style:page-number="auto"/>
    </style:style>
    <style:style style:name="P14" style:family="paragraph" style:parent-style-name="List_20_Paragraph" style:list-style-name="WWNum3">
      <style:paragraph-properties>
        <style:tab-stops>
          <style:tab-stop style:position="4.8752in"/>
        </style:tab-stops>
      </style:paragraph-properties>
    </style:style>
    <style:style style:name="P15" style:family="paragraph" style:parent-style-name="List_20_Paragraph" style:list-style-name="WWNum6">
      <style:paragraph-properties>
        <style:tab-stops>
          <style:tab-stop style:position="4.8752in"/>
        </style:tab-stops>
      </style:paragraph-properties>
    </style:style>
    <style:style style:name="P16" style:family="paragraph" style:parent-style-name="List_20_Paragraph" style:list-style-name="WWNum4">
      <style:paragraph-properties>
        <style:tab-stops>
          <style:tab-stop style:position="3in"/>
          <style:tab-stop style:position="3.6252in"/>
          <style:tab-stop style:position="4.8752in"/>
        </style:tab-stops>
      </style:paragraph-properties>
    </style:style>
    <style:style style:name="P17" style:family="paragraph" style:parent-style-name="List_20_Paragraph" style:list-style-name="WWNum2">
      <style:paragraph-properties fo:margin-left="0.3752in" fo:margin-right="0in" fo:text-indent="-0.3752in" style:auto-text-indent="false">
        <style:tab-stops>
          <style:tab-stop style:position="3in"/>
          <style:tab-stop style:position="3.6252in"/>
          <style:tab-stop style:position="4.8752in"/>
        </style:tab-stops>
      </style:paragraph-properties>
    </style:style>
    <style:style style:name="P18" style:family="paragraph" style:parent-style-name="List_20_Paragraph" style:list-style-name="WWNum5">
      <style:paragraph-properties fo:margin-left="0.75in" fo:margin-right="0in" fo:text-indent="-0.25in" style:auto-text-indent="false">
        <style:tab-stops>
          <style:tab-stop style:position="4.8752in"/>
        </style:tab-stops>
      </style:paragraph-properties>
    </style:style>
    <style:style style:name="T1" style:family="text">
      <style:text-properties fo:font-weight="bold" style:font-weight-asian="bold"/>
    </style:style>
    <style:style style:name="T2" style:family="text">
      <style:text-properties fo:font-style="italic" fo:font-weight="bold" style:font-style-asian="italic" style:font-weight-asian="bold"/>
    </style:style>
    <style:style style:name="T3" style:family="text">
      <style:text-properties fo:font-style="italic" style:font-style-asian="italic"/>
    </style:style>
    <style:style style:name="T4" style:family="text">
      <style:text-properties style:font-name-complex="Helvetica1"/>
    </style:style>
    <style:style style:name="T5" style:family="text">
      <style:text-properties style:text-position="sub 58%" fo:font-style="italic" fo:font-weight="bold" style:font-style-asian="italic" style:font-weight-asian="bold"/>
    </style:style>
    <style:style style:name="T6" style:family="text">
      <style:text-properties style:text-position="super 58%" fo:font-style="italic" fo:font-weight="bold" style:font-style-asian="italic"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CS 3516/ECE 506/CS 513</text:p>
      <text:p text:style-name="P1"/>
      <text:p text:style-name="P1">Introduction to Local and Wide Area Networks</text:p>
      <text:p text:style-name="P2"/>
      <text:p text:style-name="P1"><text:span text:style-name="T1">Homework Assignment #2</text:span><text:bookmark text:name="_GoBack"/></text:p>
      <text:p text:style-name="P4"/>
      <text:list xml:id="list399154398499791003" text:style-name="WWNum2">
        <text:list-item>
          <text:p text:style-name="P7">A patient has a test for some disease that comes back positive (indicating he has the disease). <text:s/>You are given that</text:p>
        </text:list-item>
      </text:list>
      <text:list xml:id="list5064032174134650182" text:style-name="WWNum3">
        <text:list-item>
          <text:p text:style-name="P14">The accuracy of the test is 87% (i.e.: if a patient has the disease, 87% of the time the test yields the correct result, and if the patient does not have the disease, 87% of the time the test yields the correct result).</text:p>
        </text:list-item>
        <text:list-item>
          <text:p text:style-name="P14">The incidence of the disease in the population is 1%.</text:p>
        </text:list-item>
      </text:list>
      <text:p text:style-name="P4"/>
      <text:p text:style-name="P6"><text:tab/>Given that the test is positive, how probable is it that the patient really has the disease?</text:p>
      <text:p text:style-name="P4"/>
      <text:list xml:id="list142657438209774" text:continue-list="list399154398499791003" text:style-name="WWNum2">
        <text:list-item>
          <text:p text:style-name="P17">A taxicab was involved in a fatal hit-and-run accident at night. Two cab companies, the Green and the Blue, operate in the city. <text:s/>You are given that:</text:p>
        </text:list-item>
      </text:list>
      <text:p text:style-name="P8"/>
      <text:list xml:id="list226859879632287349" text:style-name="WWNum4">
        <text:list-item>
          <text:p text:style-name="P16">85% of the cabs in the city are Green and 15% are Blue.</text:p>
        </text:list-item>
        <text:list-item>
          <text:p text:style-name="P16">A witness identified the cab as Blue.</text:p>
        </text:list-item>
      </text:list>
      <text:p text:style-name="P11"/>
      <text:p text:style-name="P8"><text:tab/>The court tested the reliability of the witness under the same conditions that existed on the night of the accident, and concluded that the witness was correct in identifying the color of the cab 80% of the time. <text:s/>What is the probability that the cab involved in the accident was Blue, rather than Green?</text:p>
      <text:p text:style-name="P3"/>
      <text:p text:style-name="P6">3.<text:tab/>A pair of fair dice (the probability of each outcome is 1/6) is thrown. <text:s/>Let <text:span text:style-name="T2">X</text:span><text:span text:style-name="T3"> <text:s/></text:span>be a random variable which represents the maximum of the two numbers that comes up after each roll.</text:p>
      <text:p text:style-name="P4"/>
      <text:list xml:id="list772467710173843667" text:style-name="WWNum5">
        <text:list-item>
          <text:p text:style-name="P18">Find the distribution of <text:span text:style-name="T2">X</text:span>.</text:p>
        </text:list-item>
        <text:list-item>
          <text:p text:style-name="P18">Find the expectation E[ <text:span text:style-name="T2">X</text:span> ], the variance Var[ <text:span text:style-name="T2">X</text:span> ], and the standard deviation <text:span text:style-name="T4">σ</text:span><text:span text:style-name="T5">x</text:span>.</text:p>
        </text:list-item>
      </text:list>
      <text:p text:style-name="P4"/>
      <text:p text:style-name="P6">4.<text:tab/>The mean and variance of a random variable <text:span text:style-name="T2">X</text:span> are 50 and 4, respectively. <text:s/>Evaluate each of the following:</text:p>
      <text:p text:style-name="P9"/>
      <text:list xml:id="list496104334361528494" text:style-name="WWNum6">
        <text:list-item>
          <text:p text:style-name="P15">The mean value of <text:span text:style-name="T2">X</text:span><text:span text:style-name="T6">2</text:span>.</text:p>
        </text:list-item>
        <text:list-item>
          <text:p text:style-name="P15">The variance and standard deviation of 2<text:span text:style-name="T2">X</text:span> + 3.</text:p>
        </text:list-item>
        <text:list-item>
          <text:p text:style-name="P15">The variance and standard deviation of -<text:span text:style-name="T2">X</text:span>.</text:p>
        </text:list-item>
      </text:list>
      <text:p text:style-name="P4"/>
      <text:list xml:id="list1125428324062403144" text:style-name="WWNum1">
        <text:list-item>
          <text:p text:style-name="P5">The continuous random variable <text:span text:style-name="T2">R</text:span> has a uniform density between 900 and 1100, <text:s/>and zero elsewhere. <text:s/>Find the probability that the value of <text:span text:style-name="T2">R</text:span> is between 950 and 1050.</text:p>
        </text:list-item>
      </text:list>
      <text:p text:style-name="P12"><text:soft-page-break/><text:s/></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family-generic="modern" style:font-pitch="fixed"/>
    <style:font-face style:name="Helvetica" svg:font-family="Helvetic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Helvetica1" svg:font-family="Helvetica" style:font-family-generic="system" style:font-pitch="variable"/>
    <style:font-face style:name="Lohit Devanagari" svg:font-family="'Lohit Devanagar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name="Helvetica" fo:font-family="Helvetica" style:font-family-generic="roman" style:font-pitch="variable" fo:font-size="12pt" style:font-size-asian="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ext_20_body_20_indent" style:display-name="Text body indent" style:family="paragraph" style:parent-style-name="Standard" style:default-outline-level="" style:class="text">
      <style:paragraph-properties fo:margin-left="1.3752in" fo:margin-right="0in" fo:text-indent="-0.6874in" style:auto-text-indent="false">
        <style:tab-stops>
          <style:tab-stop style:position="4.8752in"/>
        </style:tab-stops>
      </style:paragraph-properties>
      <style:text-properties fo:font-weight="bold" style:font-weight-asian="bold"/>
    </style:style>
    <style:style style:name="Body_20_Text_20_Indent_20_2" style:display-name="Body Text Indent 2" style:family="paragraph" style:parent-style-name="Standard" style:default-outline-level="">
      <style:paragraph-properties fo:margin-left="1.3752in" fo:margin-right="0in" fo:text-indent="-0.6874in" style:auto-text-indent="false">
        <style:tab-stops>
          <style:tab-stop style:position="4.8752in"/>
        </style:tab-stops>
      </style:paragraph-properties>
    </style:style>
    <style:style style:name="Body_20_Text_20_Indent_20_3" style:display-name="Body Text Indent 3" style:family="paragraph" style:parent-style-name="Standard" style:default-outline-level="">
      <style:paragraph-properties fo:margin-left="1.3752in" fo:margin-right="0in" fo:text-indent="0in" style:auto-text-indent="false">
        <style:tab-stops>
          <style:tab-stop style:position="4.8752in"/>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text:start-value="5">
        <style:list-level-properties text:list-level-position-and-space-mode="label-alignment">
          <style:list-level-label-alignment text:label-followed-by="listtab" text:list-tab-stop-position="0.3752in" fo:text-indent="-0.3752in" fo:margin-left="0.375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8in" fo:margin-bottom="0.8in" fo:margin-left="1in" fo:margin-right="1in" style:writing-mode="lr-tb" style:layout-grid-color="#c0c0c0" style:layout-grid-lines="37"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homas F. Gannon</meta:initial-creator>
    <dc:creator>Gannon, Thomas F</dc:creator>
    <meta:editing-cycles>2</meta:editing-cycles>
    <meta:print-date>2009-08-31T14:27:00</meta:print-date>
    <meta:creation-date>2015-05-08T13:05:00</meta:creation-date>
    <dc:date>2015-05-08T13:05:00</dc:date>
    <meta:editing-duration>P0D</meta:editing-duration>
    <meta:generator>LibreOffice/5.1.6.2$Linux_X86_64 LibreOffice_project/10m0$Build-2</meta:generator>
    <meta:document-statistic meta:table-count="0" meta:image-count="0" meta:object-count="0" meta:page-count="2" meta:paragraph-count="20" meta:word-count="344" meta:character-count="1807" meta:non-whitespace-character-count="1483"/>
    <meta:user-defined meta:name="AppVersion">15.0000</meta:user-defined>
    <meta:user-defined meta:name="Company">Digital Equipment Corporation</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